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1A6CF2DDA035F42D.png" manifest:media-type="image/png"/>
  <manifest:file-entry manifest:full-path="Pictures/100002010000020000000200E7E0FE0A476DC4F4.png" manifest:media-type="image/png"/>
  <manifest:file-entry manifest:full-path="Pictures/10000201000002000000020063705F1151EDF6E6.png" manifest:media-type="image/png"/>
  <manifest:file-entry manifest:full-path="Pictures/100002010000020000000200FBDA6242711AD5B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7cm" svg:x="13.6cm" svg:y="21.6cm">
          <draw:image xlink:href="Pictures/10000201000002000000020063705F1151EDF6E6.png" xlink:type="simple" xlink:show="embed" xlink:actuate="onLoad">
            <text:p/>
          </draw:image>
        </draw:frame>
        <draw:frame draw:style-name="gr1" draw:text-style-name="P1" draw:layer="layout" svg:width="7cm" svg:height="7cm" svg:x="13.6cm" svg:y="13.9cm">
          <draw:image xlink:href="Pictures/100002010000020000000200FBDA6242711AD5B0.png" xlink:type="simple" xlink:show="embed" xlink:actuate="onLoad">
            <text:p/>
          </draw:image>
        </draw:frame>
        <draw:frame draw:style-name="gr1" draw:text-style-name="P1" draw:layer="layout" svg:width="7.771cm" svg:height="7.771cm" draw:transform="rotate (0.785398163397448) translate (10cm 2.795cm)">
          <draw:image xlink:href="Pictures/100002010000020000000200E7E0FE0A476DC4F4.png" xlink:type="simple" xlink:show="embed" xlink:actuate="onLoad">
            <text:p/>
          </draw:image>
        </draw:frame>
        <draw:frame draw:style-name="gr1" draw:text-style-name="P1" draw:layer="layout" svg:width="7.778cm" svg:height="7.778cm" draw:transform="rotate (0.785398163397448) translate (-0.5cm 3cm)">
          <draw:image xlink:href="Pictures/1000020100000200000002001A6CF2DDA035F42D.png" xlink:type="simple" xlink:show="embed" xlink:actuate="onLoad">
            <text:p/>
          </draw:image>
        </draw:frame>
        <draw:frame draw:style-name="gr1" draw:text-style-name="P1" draw:layer="layout" svg:width="7cm" svg:height="7cm" svg:x="0.4cm" svg:y="21.6cm">
          <draw:image xlink:href="Pictures/10000201000002000000020063705F1151EDF6E6.png" xlink:type="simple" xlink:show="embed" xlink:actuate="onLoad">
            <text:p/>
          </draw:image>
        </draw:frame>
        <draw:frame draw:style-name="gr1" draw:text-style-name="P1" draw:layer="layout" svg:width="7cm" svg:height="7cm" svg:x="7.2cm" svg:y="21.6cm">
          <draw:image xlink:href="Pictures/10000201000002000000020063705F1151EDF6E6.png" xlink:type="simple" xlink:show="embed" xlink:actuate="onLoad">
            <text:p/>
          </draw:image>
        </draw:frame>
        <draw:frame draw:style-name="gr1" draw:text-style-name="P1" draw:layer="layout" svg:width="7cm" svg:height="7cm" svg:x="7.1cm" svg:y="14cm">
          <draw:image xlink:href="Pictures/100002010000020000000200FBDA6242711AD5B0.png" xlink:type="simple" xlink:show="embed" xlink:actuate="onLoad">
            <text:p/>
          </draw:image>
        </draw:frame>
        <draw:frame draw:style-name="gr1" draw:text-style-name="P1" draw:layer="layout" svg:width="7cm" svg:height="7cm" svg:x="0.4cm" svg:y="14cm">
          <draw:image xlink:href="Pictures/100002010000020000000200FBDA6242711AD5B0.png" xlink:type="simple" xlink:show="embed" xlink:actuate="onLoad">
            <text:p/>
          </draw:image>
        </draw:frame>
        <draw:frame draw:style-name="gr1" draw:text-style-name="P1" draw:layer="layout" svg:width="7.778cm" svg:height="7.778cm" draw:transform="rotate (0.785398163397448) translate (-0.5cm 6.6cm)">
          <draw:image xlink:href="Pictures/1000020100000200000002001A6CF2DDA035F42D.png" xlink:type="simple" xlink:show="embed" xlink:actuate="onLoad">
            <text:p/>
          </draw:image>
        </draw:frame>
        <draw:frame draw:style-name="gr1" draw:text-style-name="P1" draw:layer="layout" svg:width="7.778cm" svg:height="7.778cm" draw:transform="rotate (0.785398163397448) translate (-0.5cm 10.4cm)">
          <draw:image xlink:href="Pictures/1000020100000200000002001A6CF2DDA035F42D.png" xlink:type="simple" xlink:show="embed" xlink:actuate="onLoad">
            <text:p/>
          </draw:image>
        </draw:frame>
        <draw:frame draw:style-name="gr1" draw:text-style-name="P1" draw:layer="layout" svg:width="7.771cm" svg:height="7.771cm" draw:transform="rotate (0.785398163397448) translate (10cm 6.595cm)">
          <draw:image xlink:href="Pictures/100002010000020000000200E7E0FE0A476DC4F4.png" xlink:type="simple" xlink:show="embed" xlink:actuate="onLoad">
            <text:p/>
          </draw:image>
        </draw:frame>
        <draw:frame draw:style-name="gr1" draw:text-style-name="P1" draw:layer="layout" svg:width="7.771cm" svg:height="7.771cm" draw:transform="rotate (0.785398163397448) translate (10cm 10.495cm)">
          <draw:image xlink:href="Pictures/100002010000020000000200E7E0FE0A476DC4F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2T14:36:32.043930453</meta:creation-date>
    <dc:date>2020-03-12T14:50:54.830560616</dc:date>
    <meta:editing-duration>PT3M42S</meta:editing-duration>
    <meta:editing-cycles>1</meta:editing-cycles>
    <meta:document-statistic meta:object-count="12"/>
    <meta:generator>LibreOffice/6.0.7.3$Linux_X86_64 LibreOffice_project/00m0$Build-3</meta:generator>
  </office:meta>
</office:document-meta>
</file>